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apple-system" svg:font-family="apple-system, '’Helvetica Neue’', Helvetica, '’Segoe UI’', Roboto, Ubuntu, Arial, 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Arial" fo:font-size="11pt" fo:language="es" fo:country="ES" officeooo:rsid="0004f1f1" officeooo:paragraph-rsid="0004f1f1" style:font-size-asian="9.60000038146973pt" style:font-size-complex="11pt"/>
    </style:style>
    <style:style style:name="P2" style:family="paragraph" style:parent-style-name="Standard">
      <style:paragraph-properties fo:line-height="150%"/>
      <style:text-properties style:font-name="Arial" fo:font-size="11pt" fo:language="es" fo:country="ES" fo:font-weight="bold" officeooo:rsid="00079064" officeooo:paragraph-rsid="00079064" style:font-size-asian="9.60000038146973pt" style:font-weight-asian="bold" style:font-size-complex="11pt" style:font-weight-complex="bold"/>
    </style:style>
    <style:style style:name="P3" style:family="paragraph" style:parent-style-name="Standard">
      <style:paragraph-properties fo:line-height="150%"/>
      <style:text-properties officeooo:paragraph-rsid="0005b8d0"/>
    </style:style>
    <style:style style:name="P4" style:family="paragraph" style:parent-style-name="Standard">
      <style:paragraph-properties fo:line-height="150%"/>
      <style:text-properties officeooo:paragraph-rsid="000617d4"/>
    </style:style>
    <style:style style:name="P5" style:family="paragraph" style:parent-style-name="Standard">
      <style:paragraph-properties fo:line-height="150%"/>
      <style:text-properties officeooo:rsid="000617d4" officeooo:paragraph-rsid="000617d4"/>
    </style:style>
    <style:style style:name="P6" style:family="paragraph" style:parent-style-name="Standard">
      <style:paragraph-properties fo:line-height="150%"/>
      <style:text-properties officeooo:rsid="00079064" officeooo:paragraph-rsid="00079064"/>
    </style:style>
    <style:style style:name="T1" style:family="text">
      <style:text-properties style:font-name="Arial" fo:font-size="11pt" fo:language="es" fo:country="ES" style:font-size-asian="9.60000038146973pt" style:font-size-complex="11pt"/>
    </style:style>
    <style:style style:name="T2" style:family="text">
      <style:text-properties style:font-name="Arial" fo:font-size="11pt" fo:language="es" fo:country="ES" officeooo:rsid="000594b4" style:font-size-asian="9.60000038146973pt" style:font-size-complex="11pt"/>
    </style:style>
    <style:style style:name="T3" style:family="text">
      <style:text-properties style:font-name="Arial" fo:font-size="11pt" fo:language="es" fo:country="ES" officeooo:rsid="0005b8d0" style:font-size-asian="9.60000038146973pt" style:font-size-complex="11pt"/>
    </style:style>
    <style:style style:name="T4" style:family="text">
      <style:text-properties style:font-name="Arial" fo:font-size="11pt" fo:language="es" fo:country="ES" officeooo:rsid="000617d4" style:font-size-asian="9.60000038146973pt" style:font-size-complex="11pt"/>
    </style:style>
    <style:style style:name="T5" style:family="text">
      <style:text-properties style:font-name="Arial" fo:font-size="11pt" fo:language="es" fo:country="ES" officeooo:rsid="00079064" style:font-size-asian="9.60000038146973pt" style:font-size-complex="11pt"/>
    </style:style>
    <style:style style:name="T6" style:family="text">
      <style:text-properties style:font-name="Arial" fo:font-size="11pt" fo:language="es" fo:country="ES" style:text-underline-style="solid" style:text-underline-width="auto" style:text-underline-color="font-color" style:font-size-asian="9.60000038146973pt" style:font-size-complex="11pt"/>
    </style:style>
    <style:style style:name="T7" style:family="text">
      <style:text-properties style:font-name="Arial" fo:font-size="11pt" fo:language="es" fo:country="ES" style:text-underline-style="none" style:font-size-asian="9.60000038146973pt" style:font-size-complex="11pt"/>
    </style:style>
    <style:style style:name="T8" style:family="text">
      <style:text-properties fo:font-variant="normal" fo:text-transform="none" style:font-name="apple-system" fo:font-size="10.8000001907349pt" fo:letter-spacing="normal" fo:language="es" fo:country="ES" fo:font-style="normal" fo:font-weight="normal" style:font-size-asian="9.60000038146973pt" style:font-size-complex="11pt"/>
    </style:style>
    <style:style style:name="T9" style:family="text">
      <style:text-properties fo:font-variant="normal" fo:text-transform="none" style:font-name="apple-system" fo:font-size="10.8000001907349pt" fo:letter-spacing="normal" fo:language="es" fo:country="ES" fo:font-style="normal" fo:font-weight="normal" officeooo:rsid="000617d4" style:font-size-asian="9.60000038146973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ATRÓN DE DISEÑO BUILDER</text:p>
      <text:p text:style-name="P2"/>
      <text:p text:style-name="P1">El patrón de diseño Builder es un método de desarrollo de software del tipo creacional, este patrón es usado para resolver las diversas fallas que aparezcan a la hora de desarrollar software. </text:p>
      <text:p text:style-name="P1"/>
      <text:p text:style-name="P3"><text:span text:style-name="T2">El patrón Builder funciona de manera como un objeto padre, donde al igual que un hijo hereda ciertos atributos del padre, uno o varios elementos hijos puede heredar todos o varios atributos de su clase padre correspondiente, esto conlleva una mejor organización de atributos entre distintas clases </text:span><text:span text:style-name="T3">iguales pero que a su vez puedan tener características propias cada una. </text:span></text:p>
      <text:p text:style-name="P3"><text:span text:style-name="T3"/></text:p>
      <text:p text:style-name="P3"><text:span text:style-name="T3">El videojuego Minecraft es un buen ejemplo de esta clase. En el juego existen items llamados, espadas, y aunque todas sean espadas cada tipo de espada es distinta entre si, teniendo distintos atributos que las caracterizan pero que a su vez, todas heredan los mismos atributos de la clase espada, que es la padre. Donde esta clase padre tendrá atributos como nombre, daño, duración, animación, textura, etc. Pero que a la hora de heredar estos atributos a las distintas variantes de espadas del juego, cada modelo hijo tendrá atributos propios y distintos. Ya que una espada de madera, la más básica y primeriza, no tiene los mismos atributos que la variante, espada de diamante, la cual hace más daño, tiene mas duración y ademas de tener una textura distinta. <text:s/></text:span></text:p>
      <text:p text:style-name="P3"><text:span text:style-name="T3"/></text:p>
      <text:p text:style-name="P4"><text:span text:style-name="T3">D</text:span><text:span text:style-name="T4">e esta manera, podemos decir que el modelo Builder es un patrón que nos permite </text:span><text:span text:style-name="T8">construir objetos complejos </text:span><text:span text:style-name="T9">el cual, </text:span><text:span text:style-name="T8">debe usarse solo cuando queremos crear diferentes tipos de objetos inmutables utilizando el mismo proceso de creación de objetos.</text:span><text:span text:style-name="T1"> </text:span></text:p>
      <text:p text:style-name="P4"><text:span text:style-name="T1"/></text:p>
      <text:p text:style-name="P4"><text:span text:style-name="T4">Ademas, lo interesante de este patrón es la sencillez que tiene, ya que permite irse adaptando al método de Herencia y Polimorfismo cuando estas empezando a estudiar </text:span><text:span text:style-name="T5">la </text:span><text:span text:style-name="T4">programación </text:span><text:span text:style-name="T5">orientada de objetos. Además, este método nos permite entender el como puede usarse para una base de datos, donde en caso de querer hacer la gestión de una empresa dedicada al automovilismo y que provea distintos tipos de vehículos al mercado, se podrá sintetizar una gran cantidad de atributos comunes en una sola clase general, la padre, e ir especificando ciertos atributos únicos de cada tipo de vehículo de la marca en distintas clases hijas. </text:span></text:p>
      <text:p text:style-name="P4"><text:span text:style-name="T5"/></text:p>
      <text:p text:style-name="P6"><text:span text:style-name="T5">E</text:span><text:span text:style-name="T1">l resto de la </text:span><text:span text:style-name="T7">practica se encuentra en github. –&gt; https://github.com/ElManu3le/practica2</text:span></text:p>
      <text:p text:style-name="P4"/>
      <text:p text:style-name="P4"><text:span text:style-name="T4"/></text:p>
      <text:p text:style-name="P4"><text:span text:style-name="T4"/></text:p>
      <text:p text:style-name="P5"><text:span text:style-name="T1"/></text:p>
      <text:p text:style-name="P5"><text:span text:style-name="T1"/></text:p>
      <text:p text:style-name="P5"><text:span text:style-name="T1"/></text:p>
      <text:p text:style-name="P5"><text:soft-page-break/><text:span text:style-name="T1">Bibliografía:</text:span></text:p>
      <text:p text:style-name="P5"><text:span text:style-name="T1">- </text:span><text:a xlink:type="simple" xlink:href="https://riptutorial.com/es/design-patterns/example/12132/patron-builder---implementacion-java" text:style-name="Internet_20_link" text:visited-style-name="Visited_20_Internet_20_Link">https://riptutorial.com/es/design-patterns/example/12132/patron-builder---implementacion-java</text:a></text:p>
      <text:p text:style-name="P5"><text:span text:style-name="T1">- </text:span><text:a xlink:type="simple" xlink:href="https://es.wikipedia.org/wiki/Builder_(patrón_de_diseño" text:style-name="Internet_20_link" text:visited-style-name="Visited_20_Internet_20_Link">https://es.wikipedia.org/wiki/Builder_(patr%C3%B3n_de_dise%C3%B1o</text:a><text:span text:style-name="T1">)</text:span></text:p>
      <text:p text:style-name="P5"><text:span text:style-name="T1">- </text:span><text:a xlink:type="simple" xlink:href="https://refactoring.guru/es/design-patterns/builder" text:style-name="Internet_20_link" text:visited-style-name="Visited_20_Internet_20_Link">https://refactoring.guru/es/design-patterns/builder</text:a></text:p>
      <text:p text:style-name="P5"><text:span text:style-name="T1">- </text:span><text:a xlink:type="simple" xlink:href="https://howtodoinjava.com/gang-of-four-java-design-patterns/" text:style-name="Internet_20_link" text:visited-style-name="Visited_20_Internet_20_Link">https://howtodoinjava.com/gang-of-four-java-design-patterns/</text:a></text:p>
      <text:p text:style-name="P5"><text:span text:style-name="T1">- </text:span><text:a xlink:type="simple" xlink:href="https://howtodoinjava.com/design-patterns/creational/builder-pattern-in-java/" text:style-name="Internet_20_link" text:visited-style-name="Visited_20_Internet_20_Link">https://howtodoinjava.com/design-patterns/creational/builder-pattern-in-java/</text:a></text:p>
      <text:p text:style-name="P5"><text:span text:style-name="T1">- </text:span><text:a xlink:type="simple" xlink:href="https://www.youtube.com/watch?v=I848HdWjLMo&amp;t=188s" text:style-name="Internet_20_link" text:visited-style-name="Visited_20_Internet_20_Link">https://www.youtube.com/watch?v=I848HdWjLMo&amp;t=188s</text:a></text:p>
      <text:p text:style-name="P5"><text:span text:style-name="T1">- </text:span><text:a xlink:type="simple" xlink:href="https://www.youtube.com/watch?v=yh8bTKqCOtU" text:style-name="Internet_20_link" text:visited-style-name="Visited_20_Internet_20_Link">https://www.youtube.com/watch?v=yh8bTKqCOtU</text:a></text:p>
      <text:p text:style-name="P5"><text:span text:style-name="T1"/></text:p>
      <text:p text:style-name="P5"><text:span text:style-name="T1"/></text:p>
      <text:p text:style-name="P5"><text:span text:style-name="T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apple-system" svg:font-family="apple-system, '’Helvetica Neue’', Helvetica, '’Segoe UI’', Roboto, Ubuntu, Arial, 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0-11-02T23:53:38.976000000</dc:date>
    <meta:editing-duration>PT11M32S</meta:editing-duration>
    <meta:editing-cycles>3</meta:editing-cycles>
    <meta:document-statistic meta:table-count="0" meta:image-count="0" meta:object-count="0" meta:page-count="2" meta:paragraph-count="15" meta:word-count="394" meta:character-count="2784" meta:non-whitespace-character-count="2400"/>
  </office:meta>
</office:document-meta>
</file>